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text-properties fo:font-weight="bold" officeooo:paragraph-rsid="001dc177" style:font-weight-asian="bold" style:font-weight-complex="bold"/>
    </style:style>
    <style:style style:name="P2" style:family="paragraph" style:parent-style-name="Standard" style:list-style-name="L1">
      <style:paragraph-properties fo:margin-top="0in" fo:margin-bottom="0in" style:contextual-spacing="false"/>
      <style:text-properties officeooo:paragraph-rsid="001dc177"/>
    </style:style>
    <style:style style:name="P3" style:family="paragraph" style:parent-style-name="Standard" style:list-style-name="L1">
      <style:paragraph-properties fo:margin-top="0in" fo:margin-bottom="0in" style:contextual-spacing="false"/>
      <style:text-properties fo:font-weight="normal" officeooo:paragraph-rsid="001dc177"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P(Routing information protocol)</text:p>
      <text:list xml:id="list1711651647" text:style-name="L1">
        <text:list-item>
          <text:p text:style-name="P2">An intra-AS routing protocol</text:p>
        </text:list-item>
        <text:list-item>
          <text:p text:style-name="P2">Is a Distance-Vector based routing protocol(i.e. Based on bellman fords equation). It is thus a decentralized algorithm</text:p>
        </text:list-item>
        <text:list-item>
          <text:p text:style-name="P2">The cost metric used is the hop count.</text:p>
        </text:list-item>
        <text:list-item>
          <text:p text:style-name="P2">All links initially have a cost of 1.</text:p>
        </text:list-item>
        <text:list-item>
          <text:p text:style-name="P2">The cost of the shortest path from the source to the destination is is the hop count from the source to the destination <text:span text:style-name="T1">including the destination.</text:span></text:p>
        </text:list-item>
        <text:list-item>
          <text:p text:style-name="P3">The maximum cost of a path is limited to 15, thus limiting the use of RIP to autonomous systems that are fewer than 15 hops in diameter.</text:p>
        </text:list-item>
        <text:list-item>
          <text:p text:style-name="P3">The distance vector for any one router is the current estimate of the shortest path distances from that router to the subnets(i.e., the other routers) in the AS.</text:p>
        </text:list-item>
        <text:list-item>
          <text:p text:style-name="P3">The routing updates are exchanged between neighbors every 30 seconds using <text:span text:style-name="T1">RIP response messages. </text:span>They are also called <text:span text:style-name="T1">RIP advertisements</text:span>.</text:p>
        </text:list-item>
        <text:list-item>
          <text:p text:style-name="P3">If a router does not hear from its neighbor once every 180 seconds, that neighbor is considered to be no longer reachable and the local routing table is modified. This is also advertised to the other reachable neighbors.</text:p>
        </text:list-item>
        <text:list-item>
          <text:p text:style-name="P3">RIP owes it origin to to the BSD version of Unix supporting TCP/IP. It is an application level protocol running over UDP which implements the network layer functionality of routing. It is implemented as a special user process which can access kernel space(routing table).</text:p>
        </text:list-item>
        <text:list-item>
          <text:p text:style-name="P3">Typically implemented in lower tier ISP's and enterprise networ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2-04T15:24:04</meta:creation-date>
    <dc:date>2013-02-04T15:38:02</dc:date>
    <dc:creator>Kempa </dc:creator>
    <meta:editing-duration>PT31S</meta:editing-duration>
    <meta:editing-cycles>3</meta:editing-cycles>
    <meta:generator>LibreOffice/3.6$Linux_x86 LibreOffice_project/360m1$Build-2</meta:generator>
    <meta:document-statistic meta:table-count="0" meta:image-count="0" meta:object-count="0" meta:page-count="1" meta:paragraph-count="12" meta:word-count="243" meta:character-count="1404" meta:non-whitespace-character-count="1184"/>
  </office:meta>
</office:document-meta>
</file>